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379cm" svg:y="107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379cm" svg:y2="107.879cm" draw:start-shape="id168" draw:start-glue-point="1" draw:end-shape="id169" draw:end-glue-point="6" svg:d="M29500 108849l6879-970" svg:viewBox="0 0 6880 971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879cm" svg:y2="107.879cm" draw:start-shape="id2" draw:start-glue-point="6" draw:end-shape="id169" draw:end-glue-point="10" svg:d="M39201 107199l-2322 680" svg:viewBox="0 0 2323 681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629cm" svg:y2="107.629cm" draw:start-shape="id159" draw:start-glue-point="7" draw:end-shape="id169" draw:end-glue-point="4" svg:d="M52474 81328c0 19782-15845 6632-15845 26301" svg:viewBox="0 0 15846 26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806cm" svg:y2="108.056cm" draw:start-shape="id2" draw:start-glue-point="4" draw:end-shape="id169" draw:end-glue-point="9" svg:d="M49298 107198c0 572-4164 858-12492 858" svg:viewBox="0 0 12493 859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3" draw:id="id173">
          <draw:g>
            <draw:custom-shape draw:style-name="gr16" draw:text-style-name="P10" draw:layer="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74" draw:id="id174" draw:layer="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56.65cm" svg:y1="82.998cm" svg:x2="54.727cm" svg:y2="82.127cm" draw:start-shape="id173" draw:end-shape="id174" draw:end-glue-point="9" svg:d="M56650 82998l-1923-871" svg:viewBox="0 0 1924 872">
          <text:p/>
        </draw:connector>
        <draw:connector draw:style-name="gr11" draw:text-style-name="P7" draw:layer="layout" draw:type="line" svg:x1="52.828cm" svg:y1="81.328cm" svg:x2="54.373cm" svg:y2="81.773cm" draw:start-shape="id159" draw:start-glue-point="9" draw:end-shape="id174" draw:end-glue-point="5" svg:d="M52828 81328l1545 445" svg:viewBox="0 0 1546 446">
          <text:p text:style-name="P9"><text:span text:style-name="T7">Error</text:span></text:p>
        </draw:connector>
        <draw:connector draw:style-name="gr15" draw:text-style-name="P10" draw:layer="layout" draw:type="curve" svg:x1="49.298cm" svg:y1="107.198cm" svg:x2="54.55cm" svg:y2="82.2cm" draw:start-shape="id2" draw:start-glue-point="4" draw:end-shape="id174" draw:end-glue-point="8" svg:d="M49298 107198c3502 0 5252-8332 5252-24998" svg:viewBox="0 0 5253 24999">
          <text:p text:style-name="P9"><text:span text:style-name="T4">Update</text:span></text:p>
        </draw:connector>
        <draw:connector draw:style-name="gr15" draw:text-style-name="P10" draw:layer="layout" draw:type="curve" svg:x1="39.118cm" svg:y1="79.676cm" svg:x2="54.3cm" svg:y2="81.95cm" draw:start-shape="id46" draw:start-glue-point="8" draw:end-shape="id174" draw:end-glue-point="6" svg:d="M39118 79676c0 1516 5060 2274 15182 2274" svg:viewBox="0 0 15183 2275">
          <text:p text:style-name="P20">Paramete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15:04:02.442000000</dc:date>
    <meta:editing-duration>P2DT6H17M40S</meta:editing-duration>
    <meta:editing-cycles>295</meta:editing-cycles>
    <meta:document-statistic meta:object-count="2100"/>
  </office:meta>
</office:document-meta>
</file>